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.166cm" svg:height="25.421cm" svg:x="1.587cm" svg:y="3.055cm">
            <draw:object draw:notify-on-update-of-ranges="Sheet1.D1:Sheet1.D9 Sheet1.A1:Sheet1.A9 Sheet1.B1:Sheet1.B9 Sheet1.C1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46.21" calcext:value-type="float">
            <text:p>46.21</text:p>
          </table:table-cell>
          <table:table-cell office:value-type="float" office:value="9.83" calcext:value-type="float">
            <text:p>9.83</text:p>
          </table:table-cell>
          <table:table-cell office:value-type="float" office:value="2.49" calcext:value-type="float">
            <text:p>2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61" calcext:value-type="float">
            <text:p>84.61</text:p>
          </table:table-cell>
          <table:table-cell office:value-type="float" office:value="18.09" calcext:value-type="float">
            <text:p>18.09</text:p>
          </table:table-cell>
          <table:table-cell office:value-type="float" office:value="4.79" calcext:value-type="float">
            <text:p>4.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.89" calcext:value-type="float">
            <text:p>153.89</text:p>
          </table:table-cell>
          <table:table-cell office:value-type="float" office:value="35.47" calcext:value-type="float">
            <text:p>35.47</text:p>
          </table:table-cell>
          <table:table-cell office:value-type="float" office:value="9.55" calcext:value-type="float">
            <text:p>9.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.26" calcext:value-type="float">
            <text:p>281.26</text:p>
          </table:table-cell>
          <table:table-cell office:value-type="float" office:value="68.1" calcext:value-type="float">
            <text:p>68.1</text:p>
          </table:table-cell>
          <table:table-cell office:value-type="float" office:value="19.05" calcext:value-type="float">
            <text:p>19.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1.89" calcext:value-type="float">
            <text:p>391.89</text:p>
          </table:table-cell>
          <table:table-cell office:value-type="float" office:value="133.87" calcext:value-type="float">
            <text:p>133.87</text:p>
          </table:table-cell>
          <table:table-cell office:value-type="float" office:value="37.83" calcext:value-type="float">
            <text:p>37.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.17" calcext:value-type="float">
            <text:p>449.17</text:p>
          </table:table-cell>
          <table:table-cell office:value-type="float" office:value="230.76" calcext:value-type="float">
            <text:p>230.76</text:p>
          </table:table-cell>
          <table:table-cell office:value-type="float" office:value="67.12" calcext:value-type="float">
            <text:p>67.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1.76" calcext:value-type="float">
            <text:p>491.76</text:p>
          </table:table-cell>
          <table:table-cell office:value-type="float" office:value="282.41" calcext:value-type="float">
            <text:p>282.41</text:p>
          </table:table-cell>
          <table:table-cell office:value-type="float" office:value="103.84" calcext:value-type="float">
            <text:p>103.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90.11" calcext:value-type="float">
            <text:p>490.11</text:p>
          </table:table-cell>
          <table:table-cell office:value-type="float" office:value="276.39" calcext:value-type="float">
            <text:p>276.39</text:p>
          </table:table-cell>
          <table:table-cell office:value-type="float" office:value="118.2" calcext:value-type="float">
            <text:p>118.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69.17" calcext:value-type="float">
            <text:p>469.17</text:p>
          </table:table-cell>
          <table:table-cell office:value-type="float" office:value="264.68" calcext:value-type="float">
            <text:p>264.68</text:p>
          </table:table-cell>
          <table:table-cell office:value-type="float" office:value="116.67" calcext:value-type="float">
            <text:p>116.67</text:p>
          </table:table-cell>
          <table:table-cell office:value-type="float" office:value="256" calcext:value-type="float">
            <text:p>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00:49:51.807000000</meta:creation-date>
    <dc:date>2020-03-27T14:45:50.037000000</dc:date>
    <meta:editing-duration>P2DT20H30M11S</meta:editing-duration>
    <meta:editing-cycles>1</meta:editing-cycles>
    <meta:document-statistic meta:table-count="1" meta:cell-count="36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167cm" svg:height="25.422cm" xlink:href=".." xlink:type="simple" chart:class="chart:line" chart:style-name="ch1">
        <chart:legend chart:legend-position="end" svg:x="42.791cm" svg:y="11.914cm" style:legend-expansion="high" chart:style-name="ch2"/>
        <chart:plot-area chart:style-name="ch3" table:cell-range-address="Sheet1.A1:Sheet1.D9" chart:data-source-has-labels="both" svg:x="1.914cm" svg:y="0.508cm" svg:width="39.974cm" svg:height="23.425cm">
          <chartooo:coordinate-region svg:x="2.721cm" svg:y="0.708cm" svg:width="38.887cm" svg:height="22.578cm"/>
          <chart:axis chart:dimension="x" chart:name="primary-x" chart:style-name="ch4" chartooo:axis-type="auto">
            <chartooo:date-scale/>
            <chart:title svg:x="20.904cm" svg:y="24.441cm" chart:style-name="ch5">
              <text:p>Window Size</text:p>
            </chart:title>
            <chart:categories table:cell-range-address="Sheet1.D1:Sheet1.D9"/>
          </chart:axis>
          <chart:axis chart:dimension="y" chart:name="primary-y" chart:style-name="ch4">
            <chart:title svg:x="0.451cm" svg:y="13.64cm" chart:style-name="ch6">
              <text:p>Throughput (KBps)</text:p>
            </chart:title>
            <chart:grid chart:style-name="ch7" chart:class="major"/>
          </chart:axis>
          <chart:series chart:style-name="ch8" chart:values-cell-range-address="Sheet1.A1:Sheet1.A9" loext:label-string="5ms" chart:class="chart:line">
            <chart:data-point chart:repeated="9"/>
          </chart:series>
          <chart:series chart:style-name="ch9" chart:values-cell-range-address="Sheet1.B1:Sheet1.B9" loext:label-string="25ms" chart:class="chart:line">
            <chart:data-point chart:repeated="9"/>
          </chart:series>
          <chart:series chart:style-name="ch10" chart:values-cell-range-address="Sheet1.C1:Sheet1.C9" loext:label-string="100ms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ms</text:p>
              </table:table-cell>
              <table:table-cell office:value-type="string">
                <text:p>25ms</text:p>
              </table:table-cell>
              <table:table-cell office:value-type="string">
                <text:p>100m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1:Sheet1.D9</svg:desc>
                </draw:g>
              </table:table-cell>
              <table:table-cell office:value-type="float" office:value="46.21">
                <text:p>46.21</text:p>
                <draw:g>
                  <svg:desc>Sheet1.A1:Sheet1.A9</svg:desc>
                </draw:g>
              </table:table-cell>
              <table:table-cell office:value-type="float" office:value="9.83">
                <text:p>9.83</text:p>
                <draw:g>
                  <svg:desc>Sheet1.B1:Sheet1.B9</svg:desc>
                </draw:g>
              </table:table-cell>
              <table:table-cell office:value-type="float" office:value="2.49">
                <text:p>2.49</text:p>
                <draw:g>
                  <svg:desc>Sheet1.C1:Sheet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.61">
                <text:p>84.61</text:p>
              </table:table-cell>
              <table:table-cell office:value-type="float" office:value="18.09">
                <text:p>18.09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3.89">
                <text:p>153.89</text:p>
              </table:table-cell>
              <table:table-cell office:value-type="float" office:value="35.47">
                <text:p>35.4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1.26">
                <text:p>281.26</text:p>
              </table:table-cell>
              <table:table-cell office:value-type="float" office:value="68.1">
                <text:p>68.1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1.89">
                <text:p>391.89</text:p>
              </table:table-cell>
              <table:table-cell office:value-type="float" office:value="133.87">
                <text:p>133.87</text:p>
              </table:table-cell>
              <table:table-cell office:value-type="float" office:value="37.83">
                <text:p>37.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49.17">
                <text:p>449.17</text:p>
              </table:table-cell>
              <table:table-cell office:value-type="float" office:value="230.76">
                <text:p>230.76</text:p>
              </table:table-cell>
              <table:table-cell office:value-type="float" office:value="67.12">
                <text:p>67.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91.76">
                <text:p>491.76</text:p>
              </table:table-cell>
              <table:table-cell office:value-type="float" office:value="282.41">
                <text:p>282.41</text:p>
              </table:table-cell>
              <table:table-cell office:value-type="float" office:value="103.84">
                <text:p>103.8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90.11">
                <text:p>490.11</text:p>
              </table:table-cell>
              <table:table-cell office:value-type="float" office:value="276.39">
                <text:p>276.39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69.17">
                <text:p>469.17</text:p>
              </table:table-cell>
              <table:table-cell office:value-type="float" office:value="264.68">
                <text:p>264.68</text:p>
              </table:table-cell>
              <table:table-cell office:value-type="float" office:value="116.67">
                <text:p>116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